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144.6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109.84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129.15pt"/>
    </style:style>
    <style:style style:name="co8" style:family="table-column">
      <style:table-column-properties fo:break-before="auto" style:column-width="209.4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ist-set-results" table:style-name="ta1">
        <table:shapes>
          <draw:frame draw:z-index="0" draw:style-name="gr1" draw:text-style-name="P1" svg:width="927.33pt" svg:height="255.26pt" svg:x="2.32pt" svg:y="156.61pt">
            <draw:object draw:notify-on-update-of-ranges="'list-set-results'.A1:'list-set-results'.A1 'list-set-results'.A2:'list-set-results'.A12 'list-set-results'.B1:'list-set-results'.B1 'list-set-results'.B2:'list-set-results'.B12 'list-set-results'.A1:'list-set-results'.A1 'list-set-results'.A2:'list-set-results'.A12 'list-set-results'.C1:'list-set-results'.C1 'list-set-results'.C2:'list-set-results'.C12 'list-set-results'.A1:'list-set-results'.A1 'list-set-results'.A2:'list-set-results'.A12 'list-set-results'.D1:'list-set-results'.D1 'list-set-results'.D2:'list-set-results'.D12 'list-set-results'.A1:'list-set-results'.A1 'list-set-results'.A2:'list-set-results'.A12 'list-set-results'.E1:'list-set-results'.E1 'list-set-results'.E2:'list-set-results'.E12 'list-set-results'.A1:'list-set-results'.A1 'list-set-results'.A2:'list-set-results'.A12 'list-set-results'.F1:'list-set-results'.F1 'list-set-results'.F2:'list-set-results'.F12 'list-set-results'.A1:'list-set-results'.A1 'list-set-results'.A2:'list-set-results'.A12 'list-set-results'.G1:'list-set-results'.G1 'list-set-results'.G2:'list-set-results'.G12 'list-set-results'.A1:'list-set-results'.A1 'list-set-results'.A2:'list-set-results'.A12 'list-set-results'.H1:'list-set-results'.H1 'list-set-results'.H2:'list-set-results'.H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hreads cnt</text:p>
          </table:table-cell>
          <table:table-cell office:value-type="string" calcext:value-type="string">
            <text:p>coarse-lock list"</text:p>
          </table:table-cell>
          <table:table-cell office:value-type="string" calcext:value-type="string">
            <text:p>coarse-lock list with spin-lock"</text:p>
          </table:table-cell>
          <table:table-cell office:value-type="string" calcext:value-type="string">
            <text:p>lock-free list"</text:p>
          </table:table-cell>
          <table:table-cell office:value-type="string" calcext:value-type="string">
            <text:p>lock-free list with pool"</text:p>
          </table:table-cell>
          <table:table-cell office:value-type="string" calcext:value-type="string">
            <text:p>cds::container::michaellist"</text:p>
          </table:table-cell>
          <table:table-cell office:value-type="string" calcext:value-type="string">
            <text:p>optimistic-lock lazy delete"</text:p>
          </table:table-cell>
          <table:table-cell office:value-type="string" calcext:value-type="string">
            <text:p>optimistic-lock lazy delete with spin-lock list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82290" calcext:value-type="float">
            <text:p>4782290</text:p>
          </table:table-cell>
          <table:table-cell office:value-type="float" office:value="3401770" calcext:value-type="float">
            <text:p>3401770</text:p>
          </table:table-cell>
          <table:table-cell office:value-type="float" office:value="830854" calcext:value-type="float">
            <text:p>830854</text:p>
          </table:table-cell>
          <table:table-cell office:value-type="float" office:value="3773000" calcext:value-type="float">
            <text:p>3773000</text:p>
          </table:table-cell>
          <table:table-cell office:value-type="float" office:value="2088810" calcext:value-type="float">
            <text:p>2088810</text:p>
          </table:table-cell>
          <table:table-cell office:value-type="float" office:value="865969" calcext:value-type="float">
            <text:p>865969</text:p>
          </table:table-cell>
          <table:table-cell office:value-type="float" office:value="928266" calcext:value-type="float">
            <text:p>9282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7256" calcext:value-type="float">
            <text:p>737256</text:p>
          </table:table-cell>
          <table:table-cell office:value-type="float" office:value="1745130" calcext:value-type="float">
            <text:p>1745130</text:p>
          </table:table-cell>
          <table:table-cell office:value-type="float" office:value="1206500" calcext:value-type="float">
            <text:p>1206500</text:p>
          </table:table-cell>
          <table:table-cell office:value-type="float" office:value="1152600" calcext:value-type="float">
            <text:p>1152600</text:p>
          </table:table-cell>
          <table:table-cell office:value-type="float" office:value="1532090" calcext:value-type="float">
            <text:p>1532090</text:p>
          </table:table-cell>
          <table:table-cell office:value-type="float" office:value="807273" calcext:value-type="float">
            <text:p>807273</text:p>
          </table:table-cell>
          <table:table-cell office:value-type="float" office:value="743777" calcext:value-type="float">
            <text:p>7437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8969" calcext:value-type="float">
            <text:p>598969</text:p>
          </table:table-cell>
          <table:table-cell office:value-type="float" office:value="815278" calcext:value-type="float">
            <text:p>815278</text:p>
          </table:table-cell>
          <table:table-cell office:value-type="float" office:value="907890" calcext:value-type="float">
            <text:p>907890</text:p>
          </table:table-cell>
          <table:table-cell office:value-type="float" office:value="1122250" calcext:value-type="float">
            <text:p>1122250</text:p>
          </table:table-cell>
          <table:table-cell office:value-type="float" office:value="1197690" calcext:value-type="float">
            <text:p>1197690</text:p>
          </table:table-cell>
          <table:table-cell office:value-type="float" office:value="833034" calcext:value-type="float">
            <text:p>833034</text:p>
          </table:table-cell>
          <table:table-cell office:value-type="float" office:value="657150" calcext:value-type="float">
            <text:p>6571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7870" calcext:value-type="float">
            <text:p>447870</text:p>
          </table:table-cell>
          <table:table-cell office:value-type="float" office:value="640687" calcext:value-type="float">
            <text:p>640687</text:p>
          </table:table-cell>
          <table:table-cell office:value-type="float" office:value="845772" calcext:value-type="float">
            <text:p>845772</text:p>
          </table:table-cell>
          <table:table-cell office:value-type="float" office:value="957846" calcext:value-type="float">
            <text:p>957846</text:p>
          </table:table-cell>
          <table:table-cell office:value-type="float" office:value="922870" calcext:value-type="float">
            <text:p>922870</text:p>
          </table:table-cell>
          <table:table-cell office:value-type="float" office:value="498801" calcext:value-type="float">
            <text:p>498801</text:p>
          </table:table-cell>
          <table:table-cell office:value-type="float" office:value="531402" calcext:value-type="float">
            <text:p>5314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0908" calcext:value-type="float">
            <text:p>380908</text:p>
          </table:table-cell>
          <table:table-cell office:value-type="float" office:value="524247" calcext:value-type="float">
            <text:p>524247</text:p>
          </table:table-cell>
          <table:table-cell office:value-type="float" office:value="698410" calcext:value-type="float">
            <text:p>698410</text:p>
          </table:table-cell>
          <table:table-cell office:value-type="float" office:value="930530" calcext:value-type="float">
            <text:p>930530</text:p>
          </table:table-cell>
          <table:table-cell office:value-type="float" office:value="890086" calcext:value-type="float">
            <text:p>890086</text:p>
          </table:table-cell>
          <table:table-cell office:value-type="float" office:value="493010" calcext:value-type="float">
            <text:p>493010</text:p>
          </table:table-cell>
          <table:table-cell office:value-type="float" office:value="472332" calcext:value-type="float">
            <text:p>4723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6004" calcext:value-type="float">
            <text:p>266004</text:p>
          </table:table-cell>
          <table:table-cell office:value-type="float" office:value="531440" calcext:value-type="float">
            <text:p>531440</text:p>
          </table:table-cell>
          <table:table-cell office:value-type="float" office:value="560544" calcext:value-type="float">
            <text:p>560544</text:p>
          </table:table-cell>
          <table:table-cell office:value-type="float" office:value="745616" calcext:value-type="float">
            <text:p>745616</text:p>
          </table:table-cell>
          <table:table-cell office:value-type="float" office:value="752250" calcext:value-type="float">
            <text:p>752250</text:p>
          </table:table-cell>
          <table:table-cell office:value-type="float" office:value="396002" calcext:value-type="float">
            <text:p>396002</text:p>
          </table:table-cell>
          <table:table-cell office:value-type="float" office:value="463886" calcext:value-type="float">
            <text:p>46388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67110" calcext:value-type="float">
            <text:p>367110</text:p>
          </table:table-cell>
          <table:table-cell office:value-type="float" office:value="473370" calcext:value-type="float">
            <text:p>473370</text:p>
          </table:table-cell>
          <table:table-cell office:value-type="float" office:value="487421" calcext:value-type="float">
            <text:p>487421</text:p>
          </table:table-cell>
          <table:table-cell office:value-type="float" office:value="869375" calcext:value-type="float">
            <text:p>869375</text:p>
          </table:table-cell>
          <table:table-cell office:value-type="float" office:value="634623" calcext:value-type="float">
            <text:p>634623</text:p>
          </table:table-cell>
          <table:table-cell office:value-type="float" office:value="362235" calcext:value-type="float">
            <text:p>362235</text:p>
          </table:table-cell>
          <table:table-cell office:value-type="float" office:value="339686" calcext:value-type="float">
            <text:p>33968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60190" calcext:value-type="float">
            <text:p>260190</text:p>
          </table:table-cell>
          <table:table-cell office:value-type="float" office:value="336532" calcext:value-type="float">
            <text:p>336532</text:p>
          </table:table-cell>
          <table:table-cell office:value-type="float" office:value="432997" calcext:value-type="float">
            <text:p>432997</text:p>
          </table:table-cell>
          <table:table-cell office:value-type="float" office:value="678515" calcext:value-type="float">
            <text:p>678515</text:p>
          </table:table-cell>
          <table:table-cell office:value-type="float" office:value="583026" calcext:value-type="float">
            <text:p>583026</text:p>
          </table:table-cell>
          <table:table-cell office:value-type="float" office:value="333174" calcext:value-type="float">
            <text:p>333174</text:p>
          </table:table-cell>
          <table:table-cell office:value-type="float" office:value="347614" calcext:value-type="float">
            <text:p>3476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1341" calcext:value-type="float">
            <text:p>251341</text:p>
          </table:table-cell>
          <table:table-cell office:value-type="float" office:value="317939" calcext:value-type="float">
            <text:p>317939</text:p>
          </table:table-cell>
          <table:table-cell office:value-type="float" office:value="419006" calcext:value-type="float">
            <text:p>419006</text:p>
          </table:table-cell>
          <table:table-cell office:value-type="float" office:value="795003" calcext:value-type="float">
            <text:p>795003</text:p>
          </table:table-cell>
          <table:table-cell office:value-type="float" office:value="725137" calcext:value-type="float">
            <text:p>725137</text:p>
          </table:table-cell>
          <table:table-cell office:value-type="float" office:value="338712" calcext:value-type="float">
            <text:p>338712</text:p>
          </table:table-cell>
          <table:table-cell office:value-type="float" office:value="390291" calcext:value-type="float">
            <text:p>39029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65511" calcext:value-type="float">
            <text:p>265511</text:p>
          </table:table-cell>
          <table:table-cell office:value-type="float" office:value="315365" calcext:value-type="float">
            <text:p>315365</text:p>
          </table:table-cell>
          <table:table-cell office:value-type="float" office:value="418097" calcext:value-type="float">
            <text:p>418097</text:p>
          </table:table-cell>
          <table:table-cell office:value-type="float" office:value="769032" calcext:value-type="float">
            <text:p>769032</text:p>
          </table:table-cell>
          <table:table-cell office:value-type="float" office:value="641581" calcext:value-type="float">
            <text:p>641581</text:p>
          </table:table-cell>
          <table:table-cell office:value-type="float" office:value="328758" calcext:value-type="float">
            <text:p>328758</text:p>
          </table:table-cell>
          <table:table-cell office:value-type="float" office:value="354966" calcext:value-type="float">
            <text:p>35496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8736" calcext:value-type="float">
            <text:p>258736</text:p>
          </table:table-cell>
          <table:table-cell office:value-type="float" office:value="308307" calcext:value-type="float">
            <text:p>308307</text:p>
          </table:table-cell>
          <table:table-cell office:value-type="float" office:value="420595" calcext:value-type="float">
            <text:p>420595</text:p>
          </table:table-cell>
          <table:table-cell office:value-type="float" office:value="756106" calcext:value-type="float">
            <text:p>756106</text:p>
          </table:table-cell>
          <table:table-cell office:value-type="float" office:value="627767" calcext:value-type="float">
            <text:p>627767</text:p>
          </table:table-cell>
          <table:table-cell office:value-type="float" office:value="311021" calcext:value-type="float">
            <text:p>311021</text:p>
          </table:table-cell>
          <table:table-cell office:value-type="float" office:value="344708" calcext:value-type="float">
            <text:p>3447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3T20:56:19.961243191</dc:date>
    <dc:creator>andrew </dc:creator>
    <meta:editing-duration>PT51S</meta:editing-duration>
    <meta:editing-cycles>1</meta:editing-cycles>
    <meta:document-statistic meta:table-count="1" meta:cell-count="96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715cm" svg:height="9.006cm" xlink:href=".." xlink:type="simple" chart:class="chart:scatter" chart:style-name="ch1">
        <chart:legend chart:legend-position="end" svg:x="24.492cm" svg:y="2.71cm" style:legend-expansion="high" chart:style-name="ch2"/>
        <chart:plot-area chart:style-name="ch3" table:cell-range-address="'list-set-results'.A1:'list-set-results'.H12" chart:data-source-has-labels="row" svg:x="0.654cm" svg:y="0.18cm" svg:width="23.184cm" svg:height="8.646cm">
          <chartooo:coordinate-region svg:x="2.201cm" svg:y="0.379cm" svg:width="21.358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ist-set-results'.B2:'list-set-results'.B12" chart:label-cell-address="'list-set-results'.B1:'list-set-results'.B1" chart:class="chart:scatter">
            <chart:domain table:cell-range-address="'list-set-results'.A2:'list-set-results'.A12"/>
            <chart:data-point chart:repeated="11"/>
          </chart:series>
          <chart:series chart:style-name="ch7" chart:values-cell-range-address="'list-set-results'.C2:'list-set-results'.C12" chart:label-cell-address="'list-set-results'.C1:'list-set-results'.C1" chart:class="chart:scatter">
            <chart:data-point chart:repeated="11"/>
          </chart:series>
          <chart:series chart:style-name="ch8" chart:values-cell-range-address="'list-set-results'.D2:'list-set-results'.D12" chart:label-cell-address="'list-set-results'.D1:'list-set-results'.D1" chart:class="chart:scatter">
            <chart:data-point chart:repeated="11"/>
          </chart:series>
          <chart:series chart:style-name="ch9" chart:values-cell-range-address="'list-set-results'.E2:'list-set-results'.E12" chart:label-cell-address="'list-set-results'.E1:'list-set-results'.E1" chart:class="chart:scatter">
            <chart:data-point chart:repeated="11"/>
          </chart:series>
          <chart:series chart:style-name="ch10" chart:values-cell-range-address="'list-set-results'.F2:'list-set-results'.F12" chart:label-cell-address="'list-set-results'.F1:'list-set-results'.F1" chart:class="chart:scatter">
            <chart:data-point chart:repeated="11"/>
          </chart:series>
          <chart:series chart:style-name="ch11" chart:values-cell-range-address="'list-set-results'.G2:'list-set-results'.G12" chart:label-cell-address="'list-set-results'.G1:'list-set-results'.G1" chart:class="chart:scatter">
            <chart:data-point chart:repeated="11"/>
          </chart:series>
          <chart:series chart:style-name="ch12" chart:values-cell-range-address="'list-set-results'.H2:'list-set-results'.H12" chart:label-cell-address="'list-set-results'.H1:'list-set-results'.H1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arse-lock list"</text:p>
                <draw:g>
                  <svg:desc>'list-set-results'.B1:'list-set-results'.B1</svg:desc>
                </draw:g>
              </table:table-cell>
              <table:table-cell office:value-type="string">
                <text:p>coarse-lock list with spin-lock"</text:p>
                <draw:g>
                  <svg:desc>'list-set-results'.C1:'list-set-results'.C1</svg:desc>
                </draw:g>
              </table:table-cell>
              <table:table-cell office:value-type="string">
                <text:p>lock-free list"</text:p>
                <draw:g>
                  <svg:desc>'list-set-results'.D1:'list-set-results'.D1</svg:desc>
                </draw:g>
              </table:table-cell>
              <table:table-cell office:value-type="string">
                <text:p>lock-free list with pool"</text:p>
                <draw:g>
                  <svg:desc>'list-set-results'.E1:'list-set-results'.E1</svg:desc>
                </draw:g>
              </table:table-cell>
              <table:table-cell office:value-type="string">
                <text:p>cds::container::michaellist"</text:p>
                <draw:g>
                  <svg:desc>'list-set-results'.F1:'list-set-results'.F1</svg:desc>
                </draw:g>
              </table:table-cell>
              <table:table-cell office:value-type="string">
                <text:p>optimistic-lock lazy delete"</text:p>
                <draw:g>
                  <svg:desc>'list-set-results'.G1:'list-set-results'.G1</svg:desc>
                </draw:g>
              </table:table-cell>
              <table:table-cell office:value-type="string">
                <text:p>optimistic-lock lazy delete with spin-lock list"</text:p>
                <draw:g>
                  <svg:desc>'list-set-results'.H1:'list-set-results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list-set-results'.A2:'list-set-results'.A12</svg:desc>
                </draw:g>
              </table:table-cell>
              <table:table-cell office:value-type="float" office:value="4782290">
                <text:p>4782290</text:p>
                <draw:g>
                  <svg:desc>'list-set-results'.B2:'list-set-results'.B12</svg:desc>
                </draw:g>
              </table:table-cell>
              <table:table-cell office:value-type="float" office:value="3401770">
                <text:p>3401770</text:p>
                <draw:g>
                  <svg:desc>'list-set-results'.C2:'list-set-results'.C12</svg:desc>
                </draw:g>
              </table:table-cell>
              <table:table-cell office:value-type="float" office:value="830854">
                <text:p>830854</text:p>
                <draw:g>
                  <svg:desc>'list-set-results'.D2:'list-set-results'.D12</svg:desc>
                </draw:g>
              </table:table-cell>
              <table:table-cell office:value-type="float" office:value="3773000">
                <text:p>3773000</text:p>
                <draw:g>
                  <svg:desc>'list-set-results'.E2:'list-set-results'.E12</svg:desc>
                </draw:g>
              </table:table-cell>
              <table:table-cell office:value-type="float" office:value="2088810">
                <text:p>2088810</text:p>
                <draw:g>
                  <svg:desc>'list-set-results'.F2:'list-set-results'.F12</svg:desc>
                </draw:g>
              </table:table-cell>
              <table:table-cell office:value-type="float" office:value="865969">
                <text:p>865969</text:p>
                <draw:g>
                  <svg:desc>'list-set-results'.G2:'list-set-results'.G12</svg:desc>
                </draw:g>
              </table:table-cell>
              <table:table-cell office:value-type="float" office:value="928266">
                <text:p>928266</text:p>
                <draw:g>
                  <svg:desc>'list-set-results'.H2:'list-set-results'.H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37256">
                <text:p>737256</text:p>
              </table:table-cell>
              <table:table-cell office:value-type="float" office:value="1745130">
                <text:p>1745130</text:p>
              </table:table-cell>
              <table:table-cell office:value-type="float" office:value="1206500">
                <text:p>1206500</text:p>
              </table:table-cell>
              <table:table-cell office:value-type="float" office:value="1152600">
                <text:p>1152600</text:p>
              </table:table-cell>
              <table:table-cell office:value-type="float" office:value="1532090">
                <text:p>1532090</text:p>
              </table:table-cell>
              <table:table-cell office:value-type="float" office:value="807273">
                <text:p>807273</text:p>
              </table:table-cell>
              <table:table-cell office:value-type="float" office:value="743777">
                <text:p>7437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98969">
                <text:p>598969</text:p>
              </table:table-cell>
              <table:table-cell office:value-type="float" office:value="815278">
                <text:p>815278</text:p>
              </table:table-cell>
              <table:table-cell office:value-type="float" office:value="907890">
                <text:p>907890</text:p>
              </table:table-cell>
              <table:table-cell office:value-type="float" office:value="1122250">
                <text:p>1122250</text:p>
              </table:table-cell>
              <table:table-cell office:value-type="float" office:value="1197690">
                <text:p>1197690</text:p>
              </table:table-cell>
              <table:table-cell office:value-type="float" office:value="833034">
                <text:p>833034</text:p>
              </table:table-cell>
              <table:table-cell office:value-type="float" office:value="657150">
                <text:p>6571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447870">
                <text:p>447870</text:p>
              </table:table-cell>
              <table:table-cell office:value-type="float" office:value="640687">
                <text:p>640687</text:p>
              </table:table-cell>
              <table:table-cell office:value-type="float" office:value="845772">
                <text:p>845772</text:p>
              </table:table-cell>
              <table:table-cell office:value-type="float" office:value="957846">
                <text:p>957846</text:p>
              </table:table-cell>
              <table:table-cell office:value-type="float" office:value="922870">
                <text:p>922870</text:p>
              </table:table-cell>
              <table:table-cell office:value-type="float" office:value="498801">
                <text:p>498801</text:p>
              </table:table-cell>
              <table:table-cell office:value-type="float" office:value="531402">
                <text:p>531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380908">
                <text:p>380908</text:p>
              </table:table-cell>
              <table:table-cell office:value-type="float" office:value="524247">
                <text:p>524247</text:p>
              </table:table-cell>
              <table:table-cell office:value-type="float" office:value="698410">
                <text:p>698410</text:p>
              </table:table-cell>
              <table:table-cell office:value-type="float" office:value="930530">
                <text:p>930530</text:p>
              </table:table-cell>
              <table:table-cell office:value-type="float" office:value="890086">
                <text:p>890086</text:p>
              </table:table-cell>
              <table:table-cell office:value-type="float" office:value="493010">
                <text:p>493010</text:p>
              </table:table-cell>
              <table:table-cell office:value-type="float" office:value="472332">
                <text:p>472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266004">
                <text:p>266004</text:p>
              </table:table-cell>
              <table:table-cell office:value-type="float" office:value="531440">
                <text:p>531440</text:p>
              </table:table-cell>
              <table:table-cell office:value-type="float" office:value="560544">
                <text:p>560544</text:p>
              </table:table-cell>
              <table:table-cell office:value-type="float" office:value="745616">
                <text:p>745616</text:p>
              </table:table-cell>
              <table:table-cell office:value-type="float" office:value="752250">
                <text:p>752250</text:p>
              </table:table-cell>
              <table:table-cell office:value-type="float" office:value="396002">
                <text:p>396002</text:p>
              </table:table-cell>
              <table:table-cell office:value-type="float" office:value="463886">
                <text:p>4638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367110">
                <text:p>367110</text:p>
              </table:table-cell>
              <table:table-cell office:value-type="float" office:value="473370">
                <text:p>473370</text:p>
              </table:table-cell>
              <table:table-cell office:value-type="float" office:value="487421">
                <text:p>487421</text:p>
              </table:table-cell>
              <table:table-cell office:value-type="float" office:value="869375">
                <text:p>869375</text:p>
              </table:table-cell>
              <table:table-cell office:value-type="float" office:value="634623">
                <text:p>634623</text:p>
              </table:table-cell>
              <table:table-cell office:value-type="float" office:value="362235">
                <text:p>362235</text:p>
              </table:table-cell>
              <table:table-cell office:value-type="float" office:value="339686">
                <text:p>3396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260190">
                <text:p>260190</text:p>
              </table:table-cell>
              <table:table-cell office:value-type="float" office:value="336532">
                <text:p>336532</text:p>
              </table:table-cell>
              <table:table-cell office:value-type="float" office:value="432997">
                <text:p>432997</text:p>
              </table:table-cell>
              <table:table-cell office:value-type="float" office:value="678515">
                <text:p>678515</text:p>
              </table:table-cell>
              <table:table-cell office:value-type="float" office:value="583026">
                <text:p>583026</text:p>
              </table:table-cell>
              <table:table-cell office:value-type="float" office:value="333174">
                <text:p>333174</text:p>
              </table:table-cell>
              <table:table-cell office:value-type="float" office:value="347614">
                <text:p>3476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251341">
                <text:p>251341</text:p>
              </table:table-cell>
              <table:table-cell office:value-type="float" office:value="317939">
                <text:p>317939</text:p>
              </table:table-cell>
              <table:table-cell office:value-type="float" office:value="419006">
                <text:p>419006</text:p>
              </table:table-cell>
              <table:table-cell office:value-type="float" office:value="795003">
                <text:p>795003</text:p>
              </table:table-cell>
              <table:table-cell office:value-type="float" office:value="725137">
                <text:p>725137</text:p>
              </table:table-cell>
              <table:table-cell office:value-type="float" office:value="338712">
                <text:p>338712</text:p>
              </table:table-cell>
              <table:table-cell office:value-type="float" office:value="390291">
                <text:p>3902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7">
                <text:p>97</text:p>
              </table:table-cell>
              <table:table-cell office:value-type="float" office:value="265511">
                <text:p>265511</text:p>
              </table:table-cell>
              <table:table-cell office:value-type="float" office:value="315365">
                <text:p>315365</text:p>
              </table:table-cell>
              <table:table-cell office:value-type="float" office:value="418097">
                <text:p>418097</text:p>
              </table:table-cell>
              <table:table-cell office:value-type="float" office:value="769032">
                <text:p>769032</text:p>
              </table:table-cell>
              <table:table-cell office:value-type="float" office:value="641581">
                <text:p>641581</text:p>
              </table:table-cell>
              <table:table-cell office:value-type="float" office:value="328758">
                <text:p>328758</text:p>
              </table:table-cell>
              <table:table-cell office:value-type="float" office:value="354966">
                <text:p>3549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3">
                <text:p>113</text:p>
              </table:table-cell>
              <table:table-cell office:value-type="float" office:value="258736">
                <text:p>258736</text:p>
              </table:table-cell>
              <table:table-cell office:value-type="float" office:value="308307">
                <text:p>308307</text:p>
              </table:table-cell>
              <table:table-cell office:value-type="float" office:value="420595">
                <text:p>420595</text:p>
              </table:table-cell>
              <table:table-cell office:value-type="float" office:value="756106">
                <text:p>756106</text:p>
              </table:table-cell>
              <table:table-cell office:value-type="float" office:value="627767">
                <text:p>627767</text:p>
              </table:table-cell>
              <table:table-cell office:value-type="float" office:value="311021">
                <text:p>311021</text:p>
              </table:table-cell>
              <table:table-cell office:value-type="float" office:value="344708">
                <text:p>3447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